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84pt"/>
    </style:style>
    <style:style style:name="co2" style:family="table-column">
      <style:table-column-properties fo:break-before="auto" style:column-width="169.06pt"/>
    </style:style>
    <style:style style:name="co3" style:family="table-column">
      <style:table-column-properties fo:break-before="auto" style:column-width="66.76pt"/>
    </style:style>
    <style:style style:name="co4" style:family="table-column">
      <style:table-column-properties fo:break-before="auto" style:column-width="111.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24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pt"/>
    </style:style>
    <style:style style:name="ce6" style:family="table-cell" style:parent-style-name="Default" style:data-style-name="N4"/>
    <style:style style:name="ce7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row table:style-name="ro1">
          <table:table-cell table:style-name="ce1" office:value-type="string" calcext:value-type="string">
            <text:p>CRF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Tamanho (B)</text:p>
          </table:table-cell>
          <table:table-cell table:style-name="ce3" office:value-type="string" calcext:value-type="string">
            <text:p>Taxa de Bits</text:p>
            <text:p>(Mbps)</text:p>
          </table:table-cell>
          <table:table-cell table:style-name="ce3" office:value-type="string" calcext:value-type="string">
            <text:p>SI (median)</text:p>
          </table:table-cell>
          <table:table-cell table:style-name="ce3" office:value-type="string" calcext:value-type="string">
            <text:p>TI (median)</text:p>
          </table:table-cell>
          <table:table-cell office:value-type="string" calcext:value-type="string">
            <text:p>cov si/ti</text:p>
          </table:table-cell>
          <table:table-cell office:value-type="string" calcext:value-type="string">
            <text:p>cov rate/si</text:p>
          </table:table-cell>
          <table:table-cell office:value-type="string" calcext:value-type="string">
            <text:p>cov rate/ti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super_mario_4320x2160_30.mp4</text:p>
          </table:table-cell>
          <table:table-cell table:style-name="ce5" office:value-type="float" office:value="3078582" calcext:value-type="float">
            <text:p>3,078,582</text:p>
          </table:table-cell>
          <table:table-cell table:style-name="ce7" table:formula="of:=[.C2]*8/(2^20)" office:value-type="float" office:value="23.4877166748047" calcext:value-type="float">
            <text:p>23.49</text:p>
          </table:table-cell>
          <table:table-cell table:style-name="ce7" office:value-type="float" office:value="114.03470993042" calcext:value-type="float">
            <text:p>114.03</text:p>
          </table:table-cell>
          <table:table-cell table:style-name="ce7" office:value-type="float" office:value="1.25007003545761" calcext:value-type="float">
            <text:p>1.25</text:p>
          </table:table-cell>
          <table:table-cell table:formula="of:=COVAR([.E2:.E13];[.F2:.F13])" office:value-type="float" office:value="-104.33344057493" calcext:value-type="float">
            <text:p>-104.33344057493</text:p>
          </table:table-cell>
          <table:table-cell table:formula="of:=COVAR([.D2:.D13];[.E2:.E13])" office:value-type="float" office:value="-512.611751502324" calcext:value-type="float">
            <text:p>-512.611751502324</text:p>
          </table:table-cell>
          <table:table-cell table:formula="of:=COVAR([.D2:.D13];[.F2:.F13])" office:value-type="float" office:value="586.555367895863" calcext:value-type="float">
            <text:p>586.555367895863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om_nom_4320x2160_30.mp4</text:p>
          </table:table-cell>
          <table:table-cell table:style-name="ce5" office:value-type="float" office:value="4542307" calcext:value-type="float">
            <text:p>4,542,307</text:p>
          </table:table-cell>
          <table:table-cell table:style-name="ce7" table:formula="of:=[.C3]*8/(2^20)" office:value-type="float" office:value="34.6550521850586" calcext:value-type="float">
            <text:p>34.66</text:p>
          </table:table-cell>
          <table:table-cell table:style-name="ce7" office:value-type="float" office:value="28.5598592758179" calcext:value-type="float">
            <text:p>28.56</text:p>
          </table:table-cell>
          <table:table-cell table:style-name="ce7" office:value-type="float" office:value="1.37646991014481" calcext:value-type="float">
            <text:p>1.38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ninja_turtles_4320x2160_30.mp4</text:p>
          </table:table-cell>
          <table:table-cell table:style-name="ce5" office:value-type="float" office:value="11950728" calcext:value-type="float">
            <text:p>11,950,728</text:p>
          </table:table-cell>
          <table:table-cell table:style-name="ce7" table:formula="of:=[.C4]*8/(2^20)" office:value-type="float" office:value="91.1768188476563" calcext:value-type="float">
            <text:p>91.18</text:p>
          </table:table-cell>
          <table:table-cell table:style-name="ce7" office:value-type="float" office:value="69.8641891479492" calcext:value-type="float">
            <text:p>69.86</text:p>
          </table:table-cell>
          <table:table-cell table:style-name="ce7" office:value-type="float" office:value="2.24402940273285" calcext:value-type="float">
            <text:p>2.24</text:p>
          </table:table-cell>
          <table:table-cell/>
          <table:table-cell table:formula="of:=CORREL([.D2:.D13];[.E2:.E13])" office:value-type="float" office:value="-0.0831483150347856" calcext:value-type="float">
            <text:p>-0.083148315034786</text:p>
          </table:table-cell>
          <table:table-cell table:formula="of:=CORREL([.D2:.D13];[.F2:.F13])" office:value-type="float" office:value="0.626512972830427" calcext:value-type="float">
            <text:p>0.626512972830427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pac_man_4320x2160_30.mp4</text:p>
          </table:table-cell>
          <table:table-cell table:style-name="ce5" office:value-type="float" office:value="12560122" calcext:value-type="float">
            <text:p>12,560,122</text:p>
          </table:table-cell>
          <table:table-cell table:style-name="ce7" table:formula="of:=[.C5]*8/(2^20)" office:value-type="float" office:value="95.8261260986328" calcext:value-type="float">
            <text:p>95.83</text:p>
          </table:table-cell>
          <table:table-cell table:style-name="ce7" office:value-type="float" office:value="26.110652923584" calcext:value-type="float">
            <text:p>26.11</text:p>
          </table:table-cell>
          <table:table-cell table:style-name="ce7" office:value-type="float" office:value="11.9224953651428" calcext:value-type="float">
            <text:p>11.92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maldives_4320x2160_30.mp4</text:p>
          </table:table-cell>
          <table:table-cell table:style-name="ce5" office:value-type="float" office:value="23675293" calcext:value-type="float">
            <text:p>23,675,293</text:p>
          </table:table-cell>
          <table:table-cell table:style-name="ce7" table:formula="of:=[.C6]*8/(2^20)" office:value-type="float" office:value="180.628150939941" calcext:value-type="float">
            <text:p>180.63</text:p>
          </table:table-cell>
          <table:table-cell table:style-name="ce7" office:value-type="float" office:value="28.5081310272217" calcext:value-type="float">
            <text:p>28.51</text:p>
          </table:table-cell>
          <table:table-cell table:style-name="ce7" office:value-type="float" office:value="0.504559308290482" calcext:value-type="float">
            <text:p>0.50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rollercoaster_4320x2160_30.mp4</text:p>
          </table:table-cell>
          <table:table-cell table:style-name="ce5" office:value-type="float" office:value="42928072" calcext:value-type="float">
            <text:p>42,928,072</text:p>
          </table:table-cell>
          <table:table-cell table:style-name="ce7" table:formula="of:=[.C7]*8/(2^20)" office:value-type="float" office:value="327.515197753906" calcext:value-type="float">
            <text:p>327.52</text:p>
          </table:table-cell>
          <table:table-cell table:style-name="ce7" office:value-type="float" office:value="70.9336853027344" calcext:value-type="float">
            <text:p>70.93</text:p>
          </table:table-cell>
          <table:table-cell table:style-name="ce7" office:value-type="float" office:value="10.363890171051" calcext:value-type="float">
            <text:p>10.36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jaws_4320x2160_30.mp4</text:p>
          </table:table-cell>
          <table:table-cell table:style-name="ce5" office:value-type="float" office:value="46488747" calcext:value-type="float">
            <text:p>46,488,747</text:p>
          </table:table-cell>
          <table:table-cell table:style-name="ce7" table:formula="of:=[.C8]*8/(2^20)" office:value-type="float" office:value="354.680992126465" calcext:value-type="float">
            <text:p>354.68</text:p>
          </table:table-cell>
          <table:table-cell table:style-name="ce7" office:value-type="float" office:value="25.618558883667" calcext:value-type="float">
            <text:p>25.62</text:p>
          </table:table-cell>
          <table:table-cell table:style-name="ce7" office:value-type="float" office:value="10.9831023216248" calcext:value-type="float">
            <text:p>10.98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lions_4320x2160_30.mp4</text:p>
          </table:table-cell>
          <table:table-cell table:style-name="ce5" office:value-type="float" office:value="47174838" calcext:value-type="float">
            <text:p>47,174,838</text:p>
          </table:table-cell>
          <table:table-cell table:style-name="ce7" table:formula="of:=[.C9]*8/(2^20)" office:value-type="float" office:value="359.915451049805" calcext:value-type="float">
            <text:p>359.92</text:p>
          </table:table-cell>
          <table:table-cell table:style-name="ce7" office:value-type="float" office:value="99.615608215332" calcext:value-type="float">
            <text:p>99.62</text:p>
          </table:table-cell>
          <table:table-cell table:style-name="ce7" office:value-type="float" office:value="2.08909869194031" calcext:value-type="float">
            <text:p>2.09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elephants_4320x2160_30.mp4</text:p>
          </table:table-cell>
          <table:table-cell table:style-name="ce5" office:value-type="float" office:value="50199755" calcext:value-type="float">
            <text:p>50,199,755</text:p>
          </table:table-cell>
          <table:table-cell table:style-name="ce7" table:formula="of:=[.C10]*8/(2^20)" office:value-type="float" office:value="382.99373626709" calcext:value-type="float">
            <text:p>382.99</text:p>
          </table:table-cell>
          <table:table-cell table:style-name="ce7" office:value-type="float" office:value="129.338081359863" calcext:value-type="float">
            <text:p>129.34</text:p>
          </table:table-cell>
          <table:table-cell table:style-name="ce7" office:value-type="float" office:value="3.04449355602264" calcext:value-type="float">
            <text:p>3.04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ski_4320x2160_30.mp4</text:p>
          </table:table-cell>
          <table:table-cell table:style-name="ce5" office:value-type="float" office:value="53309570" calcext:value-type="float">
            <text:p>53,309,570</text:p>
          </table:table-cell>
          <table:table-cell table:style-name="ce7" table:formula="of:=[.C11]*8/(2^20)" office:value-type="float" office:value="406.719741821289" calcext:value-type="float">
            <text:p>406.72</text:p>
          </table:table-cell>
          <table:table-cell table:style-name="ce7" office:value-type="float" office:value="40.9740047454834" calcext:value-type="float">
            <text:p>40.97</text:p>
          </table:table-cell>
          <table:table-cell table:style-name="ce7" office:value-type="float" office:value="13.3968043327332" calcext:value-type="float">
            <text:p>13.40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clans_4320x2160_30.mp4</text:p>
          </table:table-cell>
          <table:table-cell table:style-name="ce5" office:value-type="float" office:value="63022716" calcext:value-type="float">
            <text:p>63,022,716</text:p>
          </table:table-cell>
          <table:table-cell table:style-name="ce7" table:formula="of:=[.C12]*8/(2^20)" office:value-type="float" office:value="480.825164794922" calcext:value-type="float">
            <text:p>480.83</text:p>
          </table:table-cell>
          <table:table-cell table:style-name="ce7" office:value-type="float" office:value="30.1302843093872" calcext:value-type="float">
            <text:p>30.13</text:p>
          </table:table-cell>
          <table:table-cell table:style-name="ce7" office:value-type="float" office:value="15.6549797058105" calcext:value-type="float">
            <text:p>15.65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surf_4320x2160_30.mp4</text:p>
          </table:table-cell>
          <table:table-cell table:style-name="ce5" office:value-type="float" office:value="68391338" calcext:value-type="float">
            <text:p>68,391,338</text:p>
          </table:table-cell>
          <table:table-cell table:style-name="ce7" table:formula="of:=[.C13]*8/(2^20)" office:value-type="float" office:value="521.78450012207" calcext:value-type="float">
            <text:p>521.78</text:p>
          </table:table-cell>
          <table:table-cell table:style-name="ce7" office:value-type="float" office:value="30.4395780563354" calcext:value-type="float">
            <text:p>30.44</text:p>
          </table:table-cell>
          <table:table-cell table:style-name="ce7" office:value-type="float" office:value="12.5002517700195" calcext:value-type="float">
            <text:p>12.50</text:p>
          </table:table-cell>
          <table:table-cell table:number-columns-repeated="3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number-columns-repeated="9"/>
        </table:table-row>
        <table:table-row table:style-name="ro2" table:number-rows-repeated="3">
          <table:table-cell table:number-columns-repeated="2"/>
          <table:table-cell table:style-name="ce6" table:number-columns-repeated="2"/>
          <table:table-cell table:number-columns-repeated="5"/>
        </table:table-row>
        <table:table-row table:style-name="ro2" table:number-rows-repeated="10">
          <table:table-cell table:number-columns-repeated="2"/>
          <table:table-cell table:style-name="ce6" table:number-columns-repeated="2"/>
          <table:table-cell table:number-columns-repeated="5"/>
        </table:table-row>
        <table:table-row table:style-name="ro2" table:number-rows-repeated="104854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Planilha1.B1:Planilha1.F1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21:58:30.591000000</meta:creation-date>
    <dc:date>2019-05-22T23:51:36.942000000</dc:date>
    <meta:editing-duration>PT11M22S</meta:editing-duration>
    <meta:editing-cycles>1</meta:editing-cycles>
    <meta:document-statistic meta:table-count="1" meta:cell-count="86" meta:object-count="0"/>
    <meta:generator>LibreOffice/6.2.2.2$Windows_X86_64 LibreOffice_project/2b840030fec2aae0fd2658d8d4f9548af4e3518d</meta:generator>
  </office:meta>
</office:document-meta>
</file>